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3">
      <style:text-properties fo:color="#9966cc" style:font-name="Consola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3">
      <style:text-properties fo:color="#9966cc" style:font-name="Consola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3">
      <style:text-properties fo:color="#9966cc" style:font-name="Consola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 style:list-style-name="L3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Consolas" fo:font-size="10pt" style:font-size-asian="10pt" style:font-size-complex="10pt"/>
    </style:style>
    <style:style style:name="T1" style:family="text">
      <style:text-properties fo:color="#0000ff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0 SHPO-GIS-Database <text:span text:style-name="T2">[charttype:orgchart]</text:span><text:span text:style-name="T1">[orientation:horizontal]</text:span></text:p>
      <text:list xml:id="list25618548" text:style-name="L3">
        <text:list-item>
          <text:p text:style-name="P4">aslkfjasdldkf</text:p>
        </text:list-item>
        <text:list-item>
          <text:p text:style-name="P5"/>
        </text:list-item>
        <text:list-item>
          <text:p text:style-name="P5">System-Requirements</text:p>
          <text:list>
            <text:list-item>
              <text:p text:style-name="P3">System</text:p>
              <text:list>
                <text:list-item>
                  <text:p text:style-name="P7"><text:span text:style-name="T3">Functional</text:span>-Requirement[status:done][name: Multi-Process <text:s text:c="5"/>][description: Provide a system that drives and controls one and more data collection/review <text:s/>processes.]</text:p>
                </text:list-item>
                <text:list-item>
                  <text:p text:style-name="P7"><text:span text:style-name="T3">Functional-Requirement[status:done][name: Multi-User <text:s text:c="8"/>][description: Provide access for 25 concurent SHPO staff via <text:s/>an internet install for reviews, and <text:s/>user, <text:s/>process and system management]</text:span></text:p>
                </text:list-item>
                <text:list-item>
                  <text:p text:style-name="P7"><text:span text:style-name="T3">Functional-Requirement[status:done][name: Actor-Oriented <text:s text:c="4"/>][description: Provide actors with abilities to administer there own interactions with the system. The goal is to minimize system adiminstrator tasks.]</text:span></text:p>
                </text:list-item>
                <text:list-item>
                  <text:p text:style-name="P7"><text:span text:style-name="T3">Functional</text:span>-Requirement[status:done][name: Task-Driven <text:s text:c="7"/>][description: Provide specific tasks for each actor customized to the current activity as a primary method to move through a process. <text:s/>Tasks replace the need to memorize process steps and simplify the user experience and interface. ]</text:p>
                </text:list-item>
                <text:list-item>
                  <text:p text:style-name="P7"><text:span text:style-name="T3">Functional</text:span>-Requirement[status:done][name: Multi-Access-Point-Internet][description: Provide multiple access points. At a minimumn an Access-Point for public (Internet) to collect data and an Access-Point for governemt (Intranet) to manage and administer data. <text:s/>]</text:p>
                </text:list-item>
                <text:list-item>
                  <text:p text:style-name="P7"><text:span text:style-name="T3"/></text:p>
                </text:list-item>
                <text:list-item>
                  <text:p text:style-name="P7"><text:span text:style-name="T3">Functional</text:span>-Requirement[status:done][name: Action-Descriptive][description: Provide Activity logging for all process and system activities, Display Activities within the scope of each actors permissions and access level. <text:s/>We should know that person V pressed button W from screen X on day Y and time Z. We should know that Person X was granted permissions by system on day Y at Time Z.]</text:p>
                </text:list-item>
                <text:list-item>
                  <text:p text:style-name="P7"><text:span text:style-name="T3">Functional</text:span>-Requirement[status:done][name: Audit-Oriented <text:s/>][description: Provide audit logging for all data changes. <text:s/>We should know that person A changed row N column U in table V from W to X on day Y at time Z. ]</text:p>
                </text:list-item>
                <text:list-item>
                  <text:p text:style-name="P7"><text:span text:style-name="T3">Functional</text:span>-Requirement[status:done][name: Privileges <text:s text:c="5"/>][description: Provide methods to have actors request privileges by providing small amounts of information. I.e., to gain/collect privileges to register the actor must give a name, an email and a password. <text:s/>Once the information is submitted <text:s/>then the user is granted privileges to do the next step.]</text:p>
                </text:list-item>
                <text:list-item>
                  <text:p text:style-name="P7"><text:span text:style-name="T3">Functional</text:span>-Requirement[status:done][name: Securtiy <text:s text:c="7"/>][description: Secure all system access points, and servers. Secure data transport, Secure data content, Prevent unauthorized access.]</text:p>
                </text:list-item>
                <text:list-item>
                  <text:p text:style-name="P7"/>
                </text:list-item>
                <text:list-item>
                  <text:p text:style-name="P7">Constraint [status:][name: Browser-Only][description: Systems that require special client software installs will be rejected based on our inability to support such a delivery system. ]</text:p>
                </text:list-item>
                <text:list-item>
                  <text:p text:style-name="P7"><text:span text:style-name="T3">Functional</text:span>-Requirement[status:done][name: Storage <text:s text:c="8"/>][description: Provide a system that creates, reads, updates, and deletes system data, process data, geographic data .]</text:p>
                </text:list-item>
                <text:list-item>
                  <text:p text:style-name="P7"><text:span text:style-name="T3">Functional</text:span>-Requirement[status:done][name: Collection <text:s text:c="5"/>][description: Provide Screens and data collecting controls and components to collect text/files/images/geographic coordinates in a coordinated/logical/configurable manner.]</text:p>
                </text:list-item>
                <text:list-item>
                  <text:p text:style-name="P7"><text:span text:style-name="T3">Functional</text:span>-Requirement[status:done][name: Extendable <text:s text:c="5"/>][description: Provide a system that is extendable to run one and more processes. <text:s/>Includes ability to create processes of one or more screens.]</text:p>
                </text:list-item>
                <text:list-item>
                  <text:p text:style-name="P7"><text:span text:style-name="T3">Functional</text:span>-Requirement[status:done][name: Configurable <text:s text:c="3"/>][description: Provide a system that can be customized <text:s/>to create/modify processes and process components readily and logically.]</text:p>
                </text:list-item>
                <text:list-item>
                  <text:p text:style-name="P7"><text:span text:style-name="T3">Functional</text:span>-Requirement[status:done][name: Manageable <text:s text:c="5"/>][description: Provide a system that is configurable and can be modified and adapted to an environment where the norm includes deployment process as a progression of steps and different physical environments before an a system or system changes are deployed to a production environment. (i.e., from process development, to process testing, to process quality assurance, to production envirnment.]</text:p>
                </text:list-item>
                <text:list-item>
                  <text:p text:style-name="P7"><text:span text:style-name="T3">Functional</text:span>-Requirement[status:done][name: Geographic <text:s text:c="5"/>][description: Provide a system that supports Geographic Information collection/editing/display/geocoding for one or more geographic feature sets/files.]</text:p>
                </text:list-item>
              </text:list>
            </text:list-item>
            <text:list-item>
              <text:p text:style-name="P3">Configuration</text:p>
              <text:list>
                <text:list-item>
                  <text:p text:style-name="P7"><text:span text:style-name="T3">Functional</text:span>-Requirement[status:done][name: Process ][description: ]</text:p>
                </text:list-item>
                <text:list-item>
                  <text:p text:style-name="P7"><text:span text:style-name="T3">Functional</text:span>-Requirement[status:done][name: Screens ][description: ]</text:p>
                </text:list-item>
                <text:list-item>
                  <text:p text:style-name="P7"><text:span text:style-name="T3">Functional</text:span>-Requirement[status:done][name: Communications ][description: ]</text:p>
                </text:list-item>
              </text:list>
            </text:list-item>
            <text:list-item>
              <text:p text:style-name="P3">Decoration</text:p>
              <text:list>
                <text:list-item>
                  <text:p text:style-name="P7"><text:span text:style-name="T3">Functional</text:span>-Requirement[status:done][name: Header <text:s text:c="18"/>][description: Provide a header graphic that Identifies SHPO, MSHDA, and the State of Michigan. <text:s/>Work with SHPO staff to prepare this graphic.]</text:p>
                </text:list-item>
                <text:list-item>
                  <text:p text:style-name="P7"><text:span text:style-name="T3">Functional</text:span>-Requirement[status:done][name: Title <text:s text:c="24"/>][description: Provide a title that reflects the focus of the screen.]</text:p>
                </text:list-item>
                <text:list-item>
                  <text:p text:style-name="P7"><text:span text:style-name="T3">Functional</text:span>-Requirement[status:done][name: Navigation <text:s text:c="10"/>][description: Provide actor methods to navigate the system.]</text:p>
                </text:list-item>
                <text:list-item>
                  <text:p text:style-name="P7"><text:span text:style-name="T3">Functional</text:span>-Requirement[status:done][name: Introduction <text:s text:c="5"/>][description: Provide shortish introduction for each screen of the system.]</text:p>
                </text:list-item>
                <text:list-item>
                  <text:p text:style-name="P7"><text:span text:style-name="T3">Functional</text:span>-Requirement[status:done][name: Body <text:s text:c="23"/>][description: Provide a body area to focus on screen's purpose]</text:p>
                </text:list-item>
                <text:list-item>
                  <text:p text:style-name="P7"><text:span text:style-name="T3">Functional</text:span>-Requirement[status:done][name: Footer <text:s text:c="19"/>][description: Provide a State of Michigan footer.]</text:p>
                </text:list-item>
                <text:list-item>
                  <text:p text:style-name="P7"/>
                </text:list-item>
              </text:list>
            </text:list-item>
          </text:list>
        </text:list-item>
      </text:list>
      <text:p text:style-name="P6"/>
      <text:p text:style-name="P1"/>
      <text:p text:style-name="P1"/>
      <text:list xml:id="list25598153" text:style-name="L1">
        <text:list-item>
          <text:list>
            <text:list-item>
              <text:list>
                <text:list-header>
                  <text:p text:style-name="P2"/>
                </text:list-header>
              </text:list>
              <text:p text:style-name="P2"/>
            </text:list-item>
          </text:list>
        </text:list-item>
      </text:list>
      <text:p text:style-name="P1"/>
      <text:p text:style-name="P1"/>
      <text:list xml:id="list26256013" text:continue-numbering="true" text:style-name="L1">
        <text:list-item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5DT22H30M33S</meta:editing-duration>
    <meta:editing-cycles>708</meta:editing-cycles>
    <meta:generator>OpenOffice.org/3.3$Win32 OpenOffice.org_project/330m20$Build-9567</meta:generator>
    <dc:date>2012-01-19T06:11:35.26</dc:date>
    <dc:creator>James Wilfong</dc:creator>
    <meta:document-statistic meta:table-count="0" meta:image-count="0" meta:object-count="0" meta:page-count="1" meta:paragraph-count="31" meta:word-count="604" meta:character-count="5326"/>
    <meta:user-defined meta:name="Info 1"/>
    <meta:user-defined meta:name="Info 2"/>
    <meta:user-defined meta:name="Info 3"/>
    <meta:user-defined meta:name="Info 4"/>
  </office:meta>
</office:document-meta>
</file>